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Arial Black" svg:font-family="'Arial Black'" style:font-pitch="variable"/>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cc6633" draw:fill-color="#ff9966" draw:textarea-horizontal-align="justify" draw:textarea-vertical-align="middle" draw:auto-grow-height="false"/>
    </style:style>
    <style:style style:name="gr3" style:family="graphic" style:parent-style-name="standard">
      <style:graphic-properties draw:fill-color="#e6e6ff" draw:textarea-horizontal-align="justify" draw:textarea-vertical-align="top" draw:auto-grow-height="false"/>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draw:fill-color="#99ccff" draw:textarea-horizontal-align="justify" draw:textarea-vertical-align="middle" draw:auto-grow-height="false"/>
    </style:style>
    <style:style style:name="gr6" style:family="graphic" style:parent-style-name="standard">
      <style:graphic-properties svg:stroke-color="#cc6633" draw:fill-color="#ff9966" draw:textarea-vertical-align="middle" draw:auto-grow-height="false" fo:min-height="0.749cm" fo:min-width="0.499cm"/>
    </style:style>
    <style:style style:name="gr7" style:family="graphic">
      <style:graphic-properties draw:fill-color="#99ccff" draw:textarea-horizontal-align="justify" draw:textarea-vertical-align="middle" draw:auto-grow-height="false"/>
    </style:style>
    <style:style style:name="gr8" style:family="graphic">
      <style:graphic-properties draw:fill-color="#e6e6ff" draw:textarea-horizontal-align="justify" draw:textarea-vertical-align="top" draw:auto-grow-height="false"/>
    </style:style>
    <style:style style:name="gr9" style:family="graphic">
      <style:graphic-properties svg:stroke-color="#cc6633" draw:fill-color="#ff9966" draw:textarea-horizontal-align="justify" draw:textarea-vertical-align="middle" draw:auto-grow-height="false"/>
    </style:style>
    <style:style style:name="gr10" style:family="graphic" style:parent-style-name="standard">
      <style:graphic-properties draw:fill-color="#cfe7e5"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top="0cm" fo:margin-bottom="0.203cm"/>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paragraph-properties fo:margin-top="0cm" fo:margin-bottom="0.203cm"/>
      <style:text-properties style:font-name="Courier 10 Pitch1" fo:font-size="24pt" style:font-size-asian="24pt" style:font-size-complex="24pt"/>
    </style:style>
    <style:style style:name="P7" style:family="paragraph">
      <style:text-properties style:font-name="Arial Black" fo:font-size="400pt" style:font-size-asian="400pt" style:font-size-complex="400pt"/>
    </style:style>
    <style:style style:name="T1" style:family="text">
      <style:text-properties fo:font-size="32pt" style:font-size-asian="32pt" style:font-size-complex="32pt"/>
    </style:style>
    <style:style style:name="T2" style:family="text">
      <style:text-properties style:font-name="Courier 10 Pitch1" fo:font-size="24pt" style:font-size-asian="24pt" style:font-size-complex="24pt"/>
    </style:style>
    <style:style style:name="T3" style:family="text">
      <style:text-properties fo:color="#cc6633" style:font-name="Courier 10 Pitch1" fo:font-size="24pt" style:font-size-asian="24pt" style:font-size-complex="24pt"/>
    </style:style>
    <style:style style:name="T4" style:family="text">
      <style:text-properties style:font-name="Courier 10 Pitch1" fo:font-size="24pt" fo:font-weight="bold" style:font-size-asian="24pt" style:font-weight-asian="bold" style:font-size-complex="24pt" style:font-weight-complex="bold"/>
    </style:style>
    <style:style style:name="T5" style:family="text">
      <style:text-properties fo:color="#47b8b8" style:font-name="Courier 10 Pitch1" fo:font-size="24pt" style:font-size-asian="24pt" style:font-size-complex="24pt"/>
    </style:style>
    <style:style style:name="T6" style:family="text">
      <style:text-properties fo:color="#9966cc" style:font-name="Courier 10 Pitch1" fo:font-size="24pt" style:font-size-asian="24pt" style:font-size-complex="24pt"/>
    </style:style>
    <style:style style:name="T7" style:family="text">
      <style:text-properties style:use-window-font-color="true" style:font-name="Courier 10 Pitch1" fo:font-size="24pt" style:font-size-asian="24pt" style:font-size-complex="24pt"/>
    </style:style>
    <style:style style:name="T8" style:family="text">
      <style:text-properties fo:color="#004586" fo:font-size="20pt" style:text-underline-style="solid" style:text-underline-width="auto" style:text-underline-color="font-color" style:font-size-asian="20pt" style:font-size-complex="20pt"/>
    </style:style>
    <style:style style:name="T9" style:family="text">
      <style:text-properties fo:color="#ff0000" style:font-name="Courier 10 Pitch1" fo:font-size="24pt" fo:font-weight="bold" style:font-size-asian="24pt" style:font-weight-asian="bold" style:font-size-complex="24pt" style:font-weight-complex="bold"/>
    </style:style>
    <style:style style:name="T10" style:family="text">
      <style:text-properties fo:color="#9966cc" style:font-name="Courier 10 Pitch1" fo:font-size="24pt" fo:font-weight="bold" style:font-size-asian="24pt" style:font-weight-asian="bold" style:font-size-complex="24pt" style:font-weight-complex="bold"/>
    </style:style>
    <style:style style:name="T11" style:family="text">
      <style:text-properties fo:color="#47b8b8" style:font-name="Courier 10 Pitch1" fo:font-size="24pt" fo:font-weight="bold" style:font-size-asian="24pt" style:font-weight-asian="bold" style:font-size-complex="24pt" style:font-weight-complex="bold"/>
    </style:style>
    <style:style style:name="T12" style:family="text">
      <style:text-properties fo:color="#47b8b8"/>
    </style:style>
    <style:style style:name="T13" style:family="text">
      <style:text-properties fo:font-weight="bold" style:font-weight-asian="bold" style:font-weight-complex="bold"/>
    </style:style>
    <style:style style:name="T14" style:family="text">
      <style:text-properties fo:color="#47b8b8" style:font-name="Courier 10 Pitch1" fo:font-size="24pt" fo:font-weight="normal" style:font-size-asian="24pt" style:font-weight-asian="normal" style:font-size-complex="24pt" style:font-weight-complex="normal"/>
    </style:style>
    <style:style style:name="T15" style:family="text">
      <style:text-properties style:font-name="Courier 10 Pitch1" fo:font-size="24pt" fo:font-weight="normal" style:font-size-asian="24pt" style:font-weight-asian="normal" style:font-size-complex="24pt" style:font-weight-complex="normal"/>
    </style:style>
    <style:style style:name="T16" style:family="text">
      <style:text-properties fo:color="#9966cc" style:font-name="Courier 10 Pitch1" fo:font-size="24pt" fo:font-weight="normal" style:font-size-asian="24pt" style:font-weight-asian="normal" style:font-size-complex="24pt" style:font-weight-complex="normal"/>
    </style:style>
    <style:style style:name="T17" style:family="text">
      <style:text-properties fo:color="#000000" style:font-name="Courier 10 Pitch1" fo:font-size="24pt" fo:font-weight="bold" style:font-size-asian="24pt" style:font-weight-asian="bold" style:font-size-complex="24pt" style:font-weight-complex="bold"/>
    </style:style>
    <style:style style:name="T18" style:family="text">
      <style:text-properties fo:color="#000000" style:font-name="Courier 10 Pitch1" fo:font-size="24pt" fo:font-weight="normal" style:font-size-asian="24pt" style:font-weight-asian="normal" style:font-size-complex="24pt" style:font-weight-complex="normal"/>
    </style:style>
    <style:style style:name="T19" style:family="text">
      <style:text-properties fo:color="#9966cc"/>
    </style:style>
    <style:style style:name="T20" style:family="text">
      <style:text-properties fo:font-size="18pt"/>
    </style:style>
    <style:style style:name="T21" style:family="text">
      <style:text-properties fo:color="#00cccc"/>
    </style:style>
    <style:style style:name="T22" style:family="text">
      <style:text-properties style:use-window-font-color="true"/>
    </style:style>
    <style:style style:name="T23" style:family="text">
      <style:text-properties fo:font-weight="normal" style:font-weight-asian="normal" style:font-weight-complex="normal"/>
    </style:style>
    <style:style style:name="T24" style:family="text">
      <style:text-properties style:font-name="Courier 10 Pitch1" fo:font-size="22pt" style:font-size-asian="22pt" style:font-size-complex="22pt"/>
    </style:style>
    <style:style style:name="T25" style:family="text">
      <style:text-properties style:font-name="Courier 10 Pitch1" fo:font-size="22pt" fo:font-weight="bold" style:font-size-asian="22pt" style:font-weight-asian="bold" style:font-size-complex="22pt" style:font-weight-complex="bold"/>
    </style:style>
    <style:style style:name="T26" style:family="text">
      <style:text-properties fo:color="#47b8b8" style:font-name="Courier 10 Pitch1" fo:font-size="22pt" style:font-size-asian="22pt" style:font-size-complex="22pt"/>
    </style:style>
    <style:style style:name="T27" style:family="text">
      <style:text-properties fo:color="#9966cc" style:font-name="Courier 10 Pitch1" fo:font-size="22pt" style:font-size-asian="22pt" style:font-size-complex="22pt"/>
    </style:style>
    <style:style style:name="T28" style:family="text">
      <style:text-properties style:font-name="Courier 10 Pitch1" fo:font-size="22pt" fo:font-weight="normal" style:font-size-asian="22pt" style:font-weight-asian="normal" style:font-size-complex="22pt" style:font-weight-complex="normal"/>
    </style:style>
    <style:style style:name="T29" style:family="text">
      <style:text-properties style:font-name="Liberation Sans2" fo:font-size="26.7999992370605pt" style:font-size-asian="26.7999992370605pt" style:font-size-complex="26.7999992370605pt"/>
    </style:style>
    <style:style style:name="T30" style:family="text">
      <style:text-properties fo:color="#47b8b8" style:font-name="Courier 10 Pitch1" fo:font-size="22pt" fo:font-weight="normal" style:font-size-asian="22pt" style:font-weight-asian="normal" style:font-size-complex="22pt" style:font-weight-complex="normal"/>
    </style:style>
    <style:style style:name="T31" style:family="text">
      <style:text-properties fo:color="#9966cc" style:font-name="Courier 10 Pitch1" fo:font-size="22pt" fo:font-weight="normal" style:font-size-asian="22pt" style:font-weight-asian="normal" style:font-size-complex="22pt" style:font-weight-complex="normal"/>
    </style:style>
    <style:style style:name="T32" style:family="text">
      <style:text-properties fo:color="#cc6633" style:font-name="Courier 10 Pitch1" fo:font-size="22pt" fo:font-weight="normal" style:font-size-asian="22pt" style:font-weight-asian="normal" style:font-size-complex="22pt" style:font-weight-complex="normal"/>
    </style:style>
    <style:style style:name="T33" style:family="text">
      <style:text-properties fo:color="#cc6633" style:font-name="Courier 10 Pitch1" fo:font-size="22pt" style:font-size-asian="22pt" style:font-size-complex="22pt"/>
    </style:style>
    <style:style style:name="T34" style:family="text">
      <style:text-properties fo:font-size="400pt" style:font-size-asian="400pt" style:font-size-complex="4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5cm" svg:x="1.4cm" svg:y="2.437cm" presentation:class="subtitle" presentation:user-transformed="true">
          <draw:text-box>
            <text:p>Configuring the HWRF</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Why and How?</text:p>
          </draw:text-box>
        </draw:frame>
        <draw:frame presentation:style-name="pr4" draw:layer="layout" svg:width="25.199cm" svg:height="12.179cm" svg:x="1.4cm" svg:y="4.914cm" presentation:class="outline">
          <draw:text-box>
            <text:list text:style-name="L2">
              <text:list-item>
                <text:p>Old system had numerous namelist files.</text:p>
                <text:list>
                  <text:list-item>
                    <text:p>Each was maintained independently.</text:p>
                  </text:list-item>
                  <text:list-item>
                    <text:p>Changes had to be made multiple times.</text:p>
                  </text:list-item>
                  <text:list-item>
                    <text:p>Had to be careful to avoid conflicts.</text:p>
                  </text:list-item>
                  <text:list-item>
                    <text:p>Otherwise, hard-to-detect errors happened.</text:p>
                  </text:list-item>
                </text:list>
              </text:list-item>
              <text:list-item>
                <text:p>Now: central configuration informatio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draw:custom-shape draw:style-name="gr2" draw:text-style-name="P1" draw:layer="layout" svg:width="1.624cm" svg:height="1.778cm" draw:transform="rotate (-1.5707963267949) translate (24.892cm 14.27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1" draw:layer="layout" svg:width="2.286cm" svg:height="1.778cm" svg:x="7.366cm" svg:y="5.168cm">
          <text:p/>
          <draw:enhanced-geometry svg:viewBox="0 0 21600 21600" draw:text-areas="0 ?f0 ?f5 ?f2" draw:type="right-arrow" draw:modifiers="12769.2173152602 5827.993254637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layer="layout" svg:width="25.199cm" svg:height="3.506cm" svg:x="1.4cm" svg:y="0.837cm" presentation:class="title" presentation:user-transformed="true">
          <draw:text-box>
            <text:p>Information Flow<text:line-break/><text:span text:style-name="T1">Similar to ksh storm*.holdvars.txt</text:span></text:p>
          </draw:text-box>
        </draw:frame>
        <draw:custom-shape draw:style-name="gr3" draw:text-style-name="P2" draw:layer="layout" svg:width="6.604cm" svg:height="14.224cm" svg:x="0.762cm" svg:y="4.318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124cm" svg:y="6.858cm">
          <text:p text:style-name="P1">hwrf_input.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4cm" svg:y="8.636cm">
          <text:p text:style-name="P1">hwrf.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16cm" svg:y="13.97cm">
          <text:p text:style-name="P1">system.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4cm" svg:y="10.392cm">
          <text:p text:style-name="P1">hwrf_holdvars.conf</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1" draw:layer="layout" svg:width="5.842cm" svg:height="1.27cm" svg:x="1.116cm" svg:y="12.17cm">
          <text:p text:style-name="P1">hwrf_basic.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778cm" svg:x="1.17cm" svg:y="15.748cm">
          <text:p text:style-name="P1">user-specified</text:p>
          <text:p text:style-name="P1">files &amp; options</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366cm" svg:height="2.032cm" svg:x="9.652cm" svg:y="5.098cm">
          <text:p text:style-name="P1">exhwrf_launch</text:p>
          <text:p text:style-name="P1">hwrf.launcher.launch</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6.604cm" svg:height="7.112cm" svg:x="9.806cm" svg:y="8.806cm">
          <text:p text:style-name="P1"><text:span text:style-name="T1">CO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0.214cm" svg:y="10.838cm">
          <text:p text:style-name="P1">storm1.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0.268cm" svg:y="12.462cm">
          <text:p text:style-name="P1">storm2.conf</text:p>
          <draw:enhanced-geometry svg:viewBox="0 0 21600 21600" draw:glue-points="10800 0 0 10800 10800 21600 21600 10800" draw:type="flowchart-process" draw:enhanced-path="M 0 0 L 21600 0 21600 21600 0 21600 0 0 Z N"/>
        </draw:custom-shape>
        <draw:g>
          <draw:custom-shape draw:style-name="gr5" draw:text-style-name="P1" draw:layer="layout" svg:width="0.462cm" svg:height="0.416cm" svg:x="12.9cm" svg:y="14.1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1" draw:layer="layout" svg:width="0.462cm" svg:height="0.416cm" svg:x="12.9cm" svg:y="14.69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1" draw:layer="layout" svg:width="0.462cm" svg:height="0.416cm" svg:x="12.9cm" svg:y="15.2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2" draw:text-style-name="P1" draw:layer="layout" svg:width="1.624cm" svg:height="1.778cm" draw:transform="rotate (-1.5707963267949) translate (13.97cm 7.182cm)">
          <text:p/>
          <draw:enhanced-geometry svg:viewBox="0 0 21600 21600"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3.91cm" svg:height="5.08cm" svg:x="16.41cm" svg:y="6.3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7.366cm" svg:height="3.302cm" svg:x="20.32cm" svg:y="5.95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366cm" svg:height="3.302cm" svg:x="20.32cm" svg:y="10.96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24.892cm 9.29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20.32cm" svg:y="15.90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Unix .conf Files<text:line-break/><text:span text:style-name="T1">Format</text:span></text:p>
          </draw:text-box>
        </draw:frame>
        <draw:frame presentation:style-name="pr4" draw:layer="layout" svg:width="19.304cm" svg:height="14.898cm" svg:x="7.874cm" svg:y="4.914cm" presentation:class="outline" presentation:user-transformed="true">
          <draw:text-box>
            <text:list text:style-name="L2">
              <text:list-item>
                <text:p>Simple format:</text:p>
                <text:p><text:span text:style-name="T2"/></text:p>
                <text:p><text:span text:style-name="T3"># This is a comment</text:span></text:p>
                <text:p><text:span text:style-name="T4">[section]</text:span></text:p>
                <text:p><text:span text:style-name="T5">key</text:span><text:span text:style-name="T2">=</text:span><text:span text:style-name="T6">value</text:span><text:span text:style-name="T2"> </text:span><text:span text:style-name="T3">; This is also a comment</text:span></text:p>
                <text:p><text:span text:style-name="T5">key2</text:span><text:span text:style-name="T7">=</text:span><text:span text:style-name="T6">value2</text:span></text:p>
              </text:list-item>
            </text:list>
          </draw:text-box>
        </draw:frame>
        <draw:custom-shape draw:style-name="gr3" draw:text-style-name="P2" draw:layer="layout" svg:width="6.604cm" svg:height="14.224cm" svg:x="0.763cm" svg:y="4.319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125cm" svg:y="6.859cm">
          <text:p text:style-name="P1">hwrf_input.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8.637cm">
          <text:p text:style-name="P1">hwrf.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17cm" svg:y="13.971cm">
          <text:p text:style-name="P1">system.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10.393cm">
          <text:p text:style-name="P1">hwrf_holdvars.conf</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1" draw:layer="layout" svg:width="5.842cm" svg:height="1.27cm" svg:x="1.117cm" svg:y="12.171cm">
          <text:p text:style-name="P1">hwrf_basic.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778cm" svg:x="1.171cm" svg:y="15.749cm">
          <text:p text:style-name="P1">user-specified</text:p>
          <text:p text:style-name="P1">files &amp; options</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user-transformed="true">
          <draw:text-box>
            <text:p>Unix .conf Files<text:line-break/><text:span text:style-name="T1">Doxygen Documentation</text:span></text:p>
          </draw:text-box>
        </draw:frame>
        <draw:frame presentation:style-name="pr4" draw:text-style-name="P3" draw:layer="layout" svg:width="19.304cm" svg:height="14.898cm" svg:x="7.874cm" svg:y="4.914cm" presentation:class="outline" presentation:user-transformed="true">
          <draw:text-box>
            <text:list text:style-name="L2">
              <text:list-item>
                <text:p text:style-name="P3"><text:span text:style-name="T8"><text:a xlink:href="http://www.emc.ncep.noaa.gov/HWRF/scripts/conf-options.html" xlink:type="simple">http://www.emc.ncep.noaa.gov/HWRF/scripts/conf-options.html</text:a></text:span></text:p>
              </text:list-item>
              <text:list-item>
                <text:p text:style-name="P3">Documentation format:</text:p>
                <text:p text:style-name="P3"><text:span text:style-name="T3">## Short description of section</text:span></text:p>
                <text:p text:style-name="P3"><text:span text:style-name="T3">#</text:span></text:p>
                <text:p text:style-name="P3"><text:span text:style-name="T3"># Long description of section</text:span></text:p>
                <text:p text:style-name="P3"><text:span text:style-name="T3"># </text:span><text:span text:style-name="T9">@note</text:span><text:span text:style-name="T3"> Doxygen+markdown syntax</text:span></text:p>
                <text:p text:style-name="P3"><text:span text:style-name="T4">[section]</text:span></text:p>
                <text:p text:style-name="P3"><text:span text:style-name="T5">key</text:span><text:span text:style-name="T2">=</text:span><text:span text:style-name="T6">value</text:span><text:span text:style-name="T2"> </text:span><text:span text:style-name="T3">;; short description</text:span></text:p>
                <text:p text:style-name="P3"><text:span text:style-name="T3">## Short description of key2</text:span></text:p>
                <text:p text:style-name="P3"><text:span text:style-name="T3">#</text:span></text:p>
                <text:p text:style-name="P3"><text:span text:style-name="T3"># long description of key2</text:span></text:p>
                <text:p text:style-name="P3"><text:span text:style-name="T5">key2</text:span><text:span text:style-name="T7">=</text:span><text:span text:style-name="T6">value2</text:span></text:p>
              </text:list-item>
            </text:list>
          </draw:text-box>
        </draw:frame>
        <draw:custom-shape draw:style-name="gr3" draw:text-style-name="P2" draw:layer="layout" svg:width="6.604cm" svg:height="14.224cm" svg:x="0.763cm" svg:y="4.319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125cm" svg:y="6.859cm">
          <text:p text:style-name="P1">hwrf_input.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8.637cm">
          <text:p text:style-name="P1">hwrf.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17cm" svg:y="13.971cm">
          <text:p text:style-name="P1">system.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10.393cm">
          <text:p text:style-name="P1">hwrf_holdvars.conf</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1" draw:layer="layout" svg:width="5.842cm" svg:height="1.27cm" svg:x="1.117cm" svg:y="12.171cm">
          <text:p text:style-name="P1">hwrf_basic.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778cm" svg:x="1.171cm" svg:y="15.749cm">
          <text:p text:style-name="P1">user-specified</text:p>
          <text:p text:style-name="P1">files &amp; options</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Unix .conf Files<text:line-break/><text:span text:style-name="T1">Python String Substitution</text:span></text:p>
          </draw:text-box>
        </draw:frame>
        <draw:frame presentation:style-name="pr4" draw:text-style-name="P3" draw:layer="layout" svg:width="19.304cm" svg:height="14.898cm" svg:x="7.874cm" svg:y="4.914cm" presentation:class="outline" presentation:user-transformed="true">
          <draw:text-box>
            <text:list text:style-name="L2">
              <text:list-item>
                <text:p text:style-name="P3">String substitution:</text:p>
                <text:p text:style-name="P3"><text:span text:style-name="T4">[myprog]</text:span></text:p>
                <text:p text:style-name="P3"><text:span text:style-name="T5">basedir </text:span><text:span text:style-name="T7">= </text:span><text:span text:style-name="T6">/path/to/basedir</text:span></text:p>
                <text:p text:style-name="P3"><text:span text:style-name="T5">exename </text:span><text:span text:style-name="T7">= </text:span><text:span text:style-name="T6">myprog</text:span></text:p>
                <text:p text:style-name="P3"><text:span text:style-name="T5">exepath </text:span><text:span text:style-name="T7">= </text:span><text:span text:style-name="T10">{</text:span><text:span text:style-name="T11">basedir</text:span><text:span text:style-name="T10">}</text:span><text:span text:style-name="T6">/exec/</text:span><text:span text:style-name="T10">{</text:span><text:span text:style-name="T11">exename</text:span><text:span text:style-name="T10">}</text:span></text:p>
                <text:p text:style-name="P3"/>
              </text:list-item>
              <text:list-item>
                <text:p text:style-name="P3">Key <text:span text:style-name="T12">exepath</text:span> in <text:span text:style-name="T13">[myprog]</text:span> expands to this string:</text:p>
                <text:list>
                  <text:list-item>
                    <text:p>/path/to/basedir/exec/myprog</text:p>
                  </text:list-item>
                </text:list>
              </text:list-item>
            </text:list>
          </draw:text-box>
        </draw:frame>
        <draw:custom-shape draw:style-name="gr3" draw:text-style-name="P2" draw:layer="layout" svg:width="6.604cm" svg:height="14.224cm" svg:x="0.763cm" svg:y="4.319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125cm" svg:y="6.859cm">
          <text:p text:style-name="P1">hwrf_input.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8.637cm">
          <text:p text:style-name="P1">hwrf.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17cm" svg:y="13.971cm">
          <text:p text:style-name="P1">system.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10.393cm">
          <text:p text:style-name="P1">hwrf_holdvars.conf</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1" draw:layer="layout" svg:width="5.842cm" svg:height="1.27cm" svg:x="1.117cm" svg:y="12.171cm">
          <text:p text:style-name="P1">hwrf_basic.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778cm" svg:x="1.171cm" svg:y="15.749cm">
          <text:p text:style-name="P1">user-specified</text:p>
          <text:p text:style-name="P1">files &amp; options</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Unix .conf Files<text:line-break/><text:span text:style-name="T1">Python String Substitution</text:span></text:p>
          </draw:text-box>
        </draw:frame>
        <draw:frame presentation:style-name="pr4" draw:text-style-name="P3" draw:layer="layout" svg:width="19.304cm" svg:height="14.898cm" svg:x="7.874cm" svg:y="4.914cm" presentation:class="outline" presentation:user-transformed="true">
          <draw:text-box>
            <text:list text:style-name="L2">
              <text:list-item>
                <text:p text:style-name="P3">String substitution with formatting:</text:p>
                <text:p text:style-name="P3"><text:span text:style-name="T4">[myprog]</text:span></text:p>
                <text:p text:style-name="P3"><text:span text:style-name="T5">basedir </text:span><text:span text:style-name="T7">= </text:span><text:span text:style-name="T6">/path/to/basedir</text:span></text:p>
                <text:p text:style-name="P3"><text:span text:style-name="T5">gridnum </text:span><text:span text:style-name="T7">=</text:span><text:span text:style-name="T5"> </text:span><text:span text:style-name="T6">5</text:span></text:p>
                <text:p text:style-name="P3"><text:span text:style-name="T5">exename </text:span><text:span text:style-name="T7">= </text:span><text:span text:style-name="T6">myprog_grid_</text:span><text:span text:style-name="T10">{</text:span><text:span text:style-name="T11">gridnum</text:span><text:span text:style-name="T10">:02d}</text:span></text:p>
                <text:p text:style-name="P3"><text:span text:style-name="T5">exepath </text:span><text:span text:style-name="T7">= </text:span><text:span text:style-name="T10">{</text:span><text:span text:style-name="T11">basedir</text:span><text:span text:style-name="T10">}</text:span><text:span text:style-name="T6">/exec/</text:span><text:span text:style-name="T10">{</text:span><text:span text:style-name="T11">exename</text:span><text:span text:style-name="T10">}</text:span></text:p>
                <text:p text:style-name="P3"/>
              </text:list-item>
              <text:list-item>
                <text:p text:style-name="P3">Key exepath in<text:span text:style-name="T13"> [myprog] </text:span>is:</text:p>
                <text:list>
                  <text:list-item>
                    <text:p>/path/to/basedir/exec/myprog_grid_05</text:p>
                  </text:list-item>
                </text:list>
              </text:list-item>
              <text:list-item>
                <text:p>C-style (printf) formatting codes</text:p>
              </text:list-item>
            </text:list>
          </draw:text-box>
        </draw:frame>
        <draw:custom-shape draw:style-name="gr3" draw:text-style-name="P2" draw:layer="layout" svg:width="6.604cm" svg:height="14.224cm" svg:x="0.763cm" svg:y="4.319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125cm" svg:y="6.859cm">
          <text:p text:style-name="P1">hwrf_input.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8.637cm">
          <text:p text:style-name="P1">hwrf.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17cm" svg:y="13.971cm">
          <text:p text:style-name="P1">system.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10.393cm">
          <text:p text:style-name="P1">hwrf_holdvars.conf</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1" draw:layer="layout" svg:width="5.842cm" svg:height="1.27cm" svg:x="1.117cm" svg:y="12.171cm">
          <text:p text:style-name="P1">hwrf_basic.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778cm" svg:x="1.171cm" svg:y="15.749cm">
          <text:p text:style-name="P1">user-specified</text:p>
          <text:p text:style-name="P1">files &amp; options</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Unix .conf Files<text:line-break/><text:span text:style-name="T1">HWRF Extensions</text:span></text:p>
          </draw:text-box>
        </draw:frame>
        <draw:frame presentation:style-name="pr4" draw:text-style-name="P3" draw:layer="layout" svg:width="19.304cm" svg:height="14.898cm" svg:x="7.874cm" svg:y="4.914cm" presentation:class="outline" presentation:user-transformed="true">
          <draw:text-box>
            <text:list text:style-name="L2">
              <text:list-item>
                <text:p text:style-name="P3">Substitute from specified section:</text:p>
                <text:p text:style-name="P3"><text:span text:style-name="T4">[grid]</text:span></text:p>
                <text:p text:style-name="P3"><text:span text:style-name="T14">num </text:span><text:span text:style-name="T15">= </text:span><text:span text:style-name="T16">5</text:span></text:p>
                <text:p text:style-name="P3"><text:span text:style-name="T15"/></text:p>
                <text:p text:style-name="P3"><text:span text:style-name="T4">[myprog]</text:span></text:p>
                <text:p text:style-name="P3"><text:span text:style-name="T5">basedir </text:span><text:span text:style-name="T7">= </text:span><text:span text:style-name="T6">/path/to/basedir</text:span></text:p>
                <text:p text:style-name="P3"><text:span text:style-name="T5">exename </text:span><text:span text:style-name="T7">= </text:span><text:span text:style-name="T6">myprog_grid_</text:span><text:span text:style-name="T10">{</text:span><text:span text:style-name="T17">grid</text:span><text:span text:style-name="T10">/</text:span><text:span text:style-name="T11">num</text:span><text:span text:style-name="T10">:02d}</text:span></text:p>
                <text:p text:style-name="P3"><text:span text:style-name="T5">exepath </text:span><text:span text:style-name="T7">= </text:span><text:span text:style-name="T10">{</text:span><text:span text:style-name="T11">basedir</text:span><text:span text:style-name="T10">}</text:span><text:span text:style-name="T6">/exec/</text:span><text:span text:style-name="T10">{</text:span><text:span text:style-name="T11">exename</text:span><text:span text:style-name="T10">}</text:span></text:p>
                <text:p text:style-name="P3"/>
              </text:list-item>
              <text:list-item>
                <text:p text:style-name="P3">Key exepath in <text:span text:style-name="T13">[myprog]</text:span> is:</text:p>
                <text:list>
                  <text:list-item>
                    <text:p>/path/to/basedir/exec/myprog_grid_05</text:p>
                  </text:list-item>
                  <text:list-item>
                    <text:p><text:span text:style-name="T13">grid</text:span>/<text:span text:style-name="T12">num</text:span> = <text:span text:style-name="T13">[grid]</text:span> section <text:span text:style-name="T12">num</text:span> key</text:p>
                  </text:list-item>
                </text:list>
              </text:list-item>
            </text:list>
          </draw:text-box>
        </draw:frame>
        <draw:custom-shape draw:style-name="gr3" draw:text-style-name="P2" draw:layer="layout" svg:width="6.604cm" svg:height="14.224cm" svg:x="0.763cm" svg:y="4.319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125cm" svg:y="6.859cm">
          <text:p text:style-name="P1">hwrf_input.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8.637cm">
          <text:p text:style-name="P1">hwrf.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17cm" svg:y="13.971cm">
          <text:p text:style-name="P1">system.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10.393cm">
          <text:p text:style-name="P1">hwrf_holdvars.conf</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1" draw:layer="layout" svg:width="5.842cm" svg:height="1.27cm" svg:x="1.117cm" svg:y="12.171cm">
          <text:p text:style-name="P1">hwrf_basic.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778cm" svg:x="1.171cm" svg:y="15.749cm">
          <text:p text:style-name="P1">user-specified</text:p>
          <text:p text:style-name="P1">files &amp; options</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Unix .conf Files<text:line-break/><text:span text:style-name="T1">HWRF Extensions</text:span></text:p>
          </draw:text-box>
        </draw:frame>
        <draw:frame presentation:style-name="pr4" draw:text-style-name="P3" draw:layer="layout" svg:width="19.304cm" svg:height="14.898cm" svg:x="7.874cm" svg:y="4.914cm" presentation:class="outline" presentation:user-transformed="true">
          <draw:text-box>
            <text:list text:style-name="L2">
              <text:list-item>
                <text:p text:style-name="P3">Substitute from <text:span text:style-name="T13">[config]</text:span> and <text:span text:style-name="T13">[dir]</text:span> if not in local section.</text:p>
                <text:p text:style-name="P3"><text:span text:style-name="T4">[dir]</text:span></text:p>
                <text:p text:style-name="P3"><text:span text:style-name="T14">basedir </text:span><text:span text:style-name="T18">= </text:span><text:span text:style-name="T16">/path/to/basedir</text:span></text:p>
                <text:p text:style-name="P3"><text:span text:style-name="T15"/></text:p>
                <text:p text:style-name="P3"><text:span text:style-name="T4">[config]</text:span></text:p>
                <text:p text:style-name="P3"><text:span text:style-name="T14">gridnum </text:span><text:span text:style-name="T18">=</text:span><text:span text:style-name="T14"> </text:span><text:span text:style-name="T16">5</text:span></text:p>
                <text:p text:style-name="P3"><text:span text:style-name="T10"/></text:p>
                <text:p text:style-name="P3"><text:span text:style-name="T4">[myprog]</text:span></text:p>
                <text:p text:style-name="P3"><text:span text:style-name="T14">exepath </text:span><text:span text:style-name="T18">= </text:span><text:span text:style-name="T10">{</text:span><text:span text:style-name="T11">basedir</text:span><text:span text:style-name="T10">}</text:span><text:span text:style-name="T16">/exec/</text:span><text:span text:style-name="T10">{</text:span><text:span text:style-name="T11">exename</text:span><text:span text:style-name="T10">}</text:span></text:p>
                <text:p text:style-name="P3"><text:span text:style-name="T5">exename </text:span><text:span text:style-name="T7">= </text:span><text:span text:style-name="T6">myprog_grid_</text:span><text:span text:style-name="T10">{</text:span><text:span text:style-name="T11">gridnum</text:span><text:span text:style-name="T10">:02d}</text:span></text:p>
                <text:p text:style-name="P3"><text:span text:style-name="T2"/></text:p>
              </text:list-item>
              <text:list-item>
                <text:p text:style-name="P3">Key exepath in<text:span text:style-name="T13"> [myprog]</text:span> is:</text:p>
                <text:list>
                  <text:list-item>
                    <text:p>/path/to/basedir/exec/myprog_grid_05</text:p>
                  </text:list-item>
                  <text:list-item>
                    <text:p><text:span text:style-name="T12">basedir</text:span> from <text:span text:style-name="T13">[dir]</text:span>, <text:span text:style-name="T12">gridnum</text:span> from <text:span text:style-name="T13">[config]</text:span></text:p>
                  </text:list-item>
                </text:list>
              </text:list-item>
            </text:list>
          </draw:text-box>
        </draw:frame>
        <draw:custom-shape draw:style-name="gr3" draw:text-style-name="P2" draw:layer="layout" svg:width="6.604cm" svg:height="14.224cm" svg:x="0.763cm" svg:y="4.319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125cm" svg:y="6.859cm">
          <text:p text:style-name="P1">hwrf_input.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8.637cm">
          <text:p text:style-name="P1">hwrf.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17cm" svg:y="13.971cm">
          <text:p text:style-name="P1">system.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10.393cm">
          <text:p text:style-name="P1">hwrf_holdvars.conf</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1" draw:layer="layout" svg:width="5.842cm" svg:height="1.27cm" svg:x="1.117cm" svg:y="12.171cm">
          <text:p text:style-name="P1">hwrf_basic.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778cm" svg:x="1.171cm" svg:y="15.749cm">
          <text:p text:style-name="P1">user-specified</text:p>
          <text:p text:style-name="P1">files &amp; options</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File Ordering</text:p>
          </draw:text-box>
        </draw:frame>
        <draw:frame presentation:style-name="pr4" draw:layer="layout" svg:width="19.304cm" svg:height="14.898cm" svg:x="7.874cm" svg:y="4.914cm" presentation:class="outline" presentation:user-transformed="true">
          <draw:text-box>
            <text:list text:style-name="L2">
              <text:list-item>
                <text:p>Files read in order</text:p>
              </text:list-item>
              <text:list-item>
                <text:p>Options in later files overrides earlier.</text:p>
              </text:list-item>
              <text:list-item>
                <text:p>system.conf: per-system (Jet, WCOSS, S4, etc.) overrides</text:p>
              </text:list-item>
              <text:list-item>
                <text:p>user-specified-options: hourly output, alternate microphysics, etc.</text:p>
                <text:list>
                  <text:list-item>
                    <text:p>user-specified files read before options</text:p>
                  </text:list-item>
                  <text:list-item>
                    <text:p>../path/to/my.conf</text:p>
                  </text:list-item>
                  <text:list-item>
                    <text:p><text:span text:style-name="T13">section</text:span>.<text:span text:style-name="T12">key</text:span>=<text:span text:style-name="T19">value</text:span></text:p>
                  </text:list-item>
                </text:list>
              </text:list-item>
            </text:list>
          </draw:text-box>
        </draw:frame>
        <draw:custom-shape draw:style-name="gr3" draw:text-style-name="P2" draw:layer="layout" svg:width="6.604cm" svg:height="14.224cm" svg:x="0.763cm" svg:y="4.319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4" draw:layer="layout" svg:width="5.842cm" svg:height="1.27cm" svg:x="1.125cm" svg:y="6.859cm">
          <text:p text:style-name="P1"><text:span text:style-name="T20">hwrf_input.conf</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5.842cm" svg:height="1.27cm" svg:x="1.125cm" svg:y="8.637cm">
          <text:p text:style-name="P1"><text:span text:style-name="T20">hwrf.conf</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5.842cm" svg:height="1.27cm" svg:x="1.117cm" svg:y="13.971cm">
          <text:p text:style-name="P1"><text:span text:style-name="T20">system.conf</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5.842cm" svg:height="1.27cm" svg:x="1.125cm" svg:y="10.393cm">
          <text:p text:style-name="P1"><text:span text:style-name="T20">hwrf_holdvars.conf</text:span></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4" draw:layer="layout" svg:width="5.842cm" svg:height="1.27cm" svg:x="1.117cm" svg:y="12.171cm">
          <text:p text:style-name="P1"><text:span text:style-name="T20">hwrf_basic.conf</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5.842cm" svg:height="1.778cm" svg:x="1.171cm" svg:y="15.749cm">
          <text:p text:style-name="P1"><text:span text:style-name="T20">user-specified</text:span></text:p>
          <text:p text:style-name="P1"><text:span text:style-name="T20">files &amp; options</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06cm" svg:x="1.4cm" svg:y="0.837cm" presentation:class="title">
          <draw:text-box>
            <text:p>Config Processing</text:p>
          </draw:text-box>
        </draw:frame>
        <draw:frame presentation:style-name="pr4" draw:layer="layout" svg:width="19.865cm" svg:height="12.954cm" svg:x="7.62cm" svg:y="7.366cm" presentation:class="outline" presentation:user-transformed="true">
          <draw:text-box>
            <text:list text:style-name="L2">
              <text:list-item>
                <text:p>Python ConfigParser.ConfigParser parses *.conf files in order, then</text:p>
              </text:list-item>
              <text:list-item>
                <text:p>user's files and options sent to hwrf.launcher.launch() added.</text:p>
              </text:list-item>
              <text:list-item>
                <text:p>Result put in an in-memory hwrf.launcher.HWRFLauncher object</text:p>
              </text:list-item>
              <text:list-item>
                <text:p>Sanity checks run on configuration.</text:p>
              </text:list-item>
            </text:list>
          </draw:text-box>
        </draw:frame>
        <draw:custom-shape draw:style-name="gr2" draw:text-style-name="P1" draw:layer="layout" svg:width="2.286cm" svg:height="1.778cm" svg:x="7.367cm" svg:y="5.169cm">
          <text:p/>
          <draw:enhanced-geometry svg:viewBox="0 0 21600 21600" draw:text-areas="0 ?f0 ?f5 ?f2" draw:type="right-arrow" draw:modifiers="12769.2173152602 5827.9932546374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6.604cm" svg:height="14.224cm" svg:x="0.763cm" svg:y="4.319cm">
          <text:p text:style-name="P1"><text:span text:style-name="T1">parm/*.con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125cm" svg:y="6.859cm">
          <text:p text:style-name="P1">hwrf_input.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8.637cm">
          <text:p text:style-name="P1">hwrf.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17cm" svg:y="13.971cm">
          <text:p text:style-name="P1">system.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5cm" svg:y="10.393cm">
          <text:p text:style-name="P1">hwrf_holdvars.conf</text:p>
          <draw:enhanced-geometry svg:viewBox="0 0 21600 21600" draw:mirror-vertical="false" draw:mirror-horizontal="false" draw:glue-points="10800 0 0 10800 10800 21600 21600 10800" draw:type="flowchart-process" draw:enhanced-path="M 0 0 L 21600 0 21600 21600 0 21600 0 0 Z N"/>
        </draw:custom-shape>
        <draw:custom-shape draw:style-name="gr4" draw:text-style-name="P1" draw:layer="layout" svg:width="5.842cm" svg:height="1.27cm" svg:x="1.117cm" svg:y="12.171cm">
          <text:p text:style-name="P1">hwrf_basic.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778cm" svg:x="1.171cm" svg:y="15.749cm">
          <text:p text:style-name="P1">user-specified</text:p>
          <text:p text:style-name="P1">files &amp; options</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366cm" svg:height="2.032cm" svg:x="9.653cm" svg:y="5.099cm">
          <text:p text:style-name="P1">exhwrf_launch</text:p>
          <text:p text:style-name="P1">hwrf.launcher.launch</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ake storm*.conf<text:line-break/><text:span text:style-name="T1">hwrf.launcher.launch()</text:span></text:p>
          </draw:text-box>
        </draw:frame>
        <draw:frame presentation:style-name="pr4" draw:layer="layout" svg:width="19.05cm" svg:height="15.406cm" svg:x="8.128cm" svg:y="4.914cm" presentation:class="outline" presentation:user-transformed="true">
          <draw:text-box>
            <text:list text:style-name="L2">
              <text:list-item>
                <text:p>exhwrf_launch writes storm*.conf</text:p>
              </text:list-item>
              <text:list-item>
                <text:p>Contains processed config data</text:p>
                <text:list>
                  <text:list-item>
                    <text:p>Later jobs only read the storm*.conf and never process other conf info</text:p>
                  </text:list-item>
                </text:list>
              </text:list-item>
              <text:list-item>
                <text:p>Edit storm*.conf to make per-cycle changes, such as emergency</text:p>
              </text:list-item>
              <text:list-item>
                <text:p>Operational example:</text:p>
                <text:list>
                  <text:list-item>
                    <text:p>GFS ENKF failed in operations.</text:p>
                  </text:list-item>
                  <text:list-item>
                    <text:p>Add <text:span text:style-name="T13">[config]</text:span> <text:span text:style-name="T12">run_gsi</text:span>=<text:span text:style-name="T19">no</text:span> for one cycle</text:p>
                  </text:list-item>
                  <text:list-item>
                    <text:p>HWRF forecast run without data assim</text:p>
                  </text:list-item>
                </text:list>
              </text:list-item>
            </text:list>
          </draw:text-box>
        </draw:frame>
        <draw:custom-shape draw:style-name="gr4" draw:text-style-name="P1" draw:layer="layout" svg:width="7.366cm" svg:height="2.032cm" svg:x="0.508cm" svg:y="4.674cm">
          <text:p text:style-name="P1">exhwrf_launch</text:p>
          <text:p text:style-name="P1">hwrf.launcher.launch</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6.604cm" svg:height="7.112cm" svg:x="0.662cm" svg:y="8.382cm">
          <text:p text:style-name="P1"><text:span text:style-name="T1">CO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1.07cm" svg:y="10.414cm">
          <text:p text:style-name="P1">storm1.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1.124cm" svg:y="12.038cm">
          <text:p text:style-name="P1">storm2.conf</text:p>
          <draw:enhanced-geometry svg:viewBox="0 0 21600 21600" draw:glue-points="10800 0 0 10800 10800 21600 21600 10800" draw:type="flowchart-process" draw:enhanced-path="M 0 0 L 21600 0 21600 21600 0 21600 0 0 Z N"/>
        </draw:custom-shape>
        <draw:g>
          <draw:custom-shape draw:style-name="gr5" draw:text-style-name="P1" draw:layer="layout" svg:width="0.462cm" svg:height="0.416cm" svg:x="3.756cm" svg:y="13.7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1" draw:layer="layout" svg:width="0.462cm" svg:height="0.416cm" svg:x="3.756cm" svg:y="14.2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1" draw:layer="layout" svg:width="0.462cm" svg:height="0.416cm" svg:x="3.756cm" svg:y="14.8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2" draw:text-style-name="P1" draw:layer="layout" svg:width="1.624cm" svg:height="1.778cm" draw:transform="rotate (-1.5707963267949) translate (4.826cm 6.758cm)">
          <text:p/>
          <draw:enhanced-geometry svg:viewBox="0 0 21600 21600"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ake storm*.conf<text:line-break/><text:span text:style-name="T1">hwrf.prelaunch</text:span></text:p>
          </draw:text-box>
        </draw:frame>
        <draw:frame presentation:style-name="pr4" draw:layer="layout" svg:width="19.05cm" svg:height="15.406cm" svg:x="8.128cm" svg:y="4.914cm" presentation:class="outline" presentation:user-transformed="true">
          <draw:text-box>
            <text:list text:style-name="L2">
              <text:list-item>
                <text:p>Prelaunch functions modify the configuration before writing storm*.conf</text:p>
                <text:list>
                  <text:list-item>
                    <text:p>Run after all other config options are parsed!</text:p>
                  </text:list-item>
                </text:list>
              </text:list-item>
              <text:list-item>
                <text:p>Example from hwrf_basic.conf:</text:p>
                <text:list>
                  <text:list-header>
                    <text:p><text:span text:style-name="T13">[prelaunch]</text:span></text:p>
                    <text:p><text:span text:style-name="T21">basin_overrides</text:span>=<text:span text:style-name="T19">yes</text:span></text:p>
                  </text:list-header>
                  <text:list-item>
                    <text:p><text:span text:style-name="T22">Tells hwrf.prelaunch.prelaunch_basin to read basin-override files parm/hwrf_{EP,AL,CP,...}.conf</text:span></text:p>
                  </text:list-item>
                </text:list>
              </text:list-item>
            </text:list>
          </draw:text-box>
        </draw:frame>
        <draw:custom-shape draw:style-name="gr7" draw:text-style-name="P1" draw:layer="Layout" svg:width="7.366cm" svg:height="2.032cm" svg:x="0.508cm" svg:y="4.674cm">
          <text:p text:style-name="P1">exhwrf_launch</text:p>
          <text:p text:style-name="P1">hwrf.launcher.launch</text:p>
          <draw:enhanced-geometry svg:viewBox="0 0 21600 21600" draw:glue-points="10800 0 0 10800 10800 21600 21600 10800" draw:type="flowchart-process" draw:enhanced-path="M 0 0 L 21600 0 21600 21600 0 21600 0 0 Z N"/>
        </draw:custom-shape>
        <draw:custom-shape draw:style-name="gr8" draw:text-style-name="P2" draw:layer="Layout" svg:width="6.604cm" svg:height="7.112cm" svg:x="0.662cm" svg:y="8.382cm">
          <text:p text:style-name="P1"><text:span text:style-name="T1">CO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1" draw:layer="Layout" svg:width="5.842cm" svg:height="1.27cm" svg:x="1.07cm" svg:y="10.414cm">
          <text:p text:style-name="P1">storm1.conf</text:p>
          <draw:enhanced-geometry svg:viewBox="0 0 21600 21600" draw:glue-points="10800 0 0 10800 10800 21600 21600 10800" draw:type="flowchart-process" draw:enhanced-path="M 0 0 L 21600 0 21600 21600 0 21600 0 0 Z N"/>
        </draw:custom-shape>
        <draw:custom-shape draw:style-name="gr7" draw:text-style-name="P1" draw:layer="Layout" svg:width="5.842cm" svg:height="1.27cm" svg:x="1.124cm" svg:y="12.038cm">
          <text:p text:style-name="P1">storm2.conf</text:p>
          <draw:enhanced-geometry svg:viewBox="0 0 21600 21600" draw:glue-points="10800 0 0 10800 10800 21600 21600 10800" draw:type="flowchart-process" draw:enhanced-path="M 0 0 L 21600 0 21600 21600 0 21600 0 0 Z N"/>
        </draw:custom-shape>
        <draw:g>
          <draw:custom-shape draw:style-name="gr5" draw:text-style-name="P1" draw:layer="layout" svg:width="0.462cm" svg:height="0.416cm" svg:x="3.756cm" svg:y="13.71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1" draw:layer="layout" svg:width="0.462cm" svg:height="0.416cm" svg:x="3.756cm" svg:y="14.2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1" draw:layer="layout" svg:width="0.462cm" svg:height="0.416cm" svg:x="3.756cm" svg:y="14.8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9" draw:text-style-name="P1" draw:layer="Layout" svg:width="1.624cm" svg:height="1.778cm" draw:transform="rotate (-1.5707963267949) translate (4.826cm 6.758cm)">
          <text:p/>
          <draw:enhanced-geometry svg:viewBox="0 0 21600 21600"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Load storm*.conf<text:line-break/><text:span text:style-name="T1">hwrf.launcher.load()</text:span></text:p>
          </draw:text-box>
        </draw:frame>
        <draw:frame presentation:style-name="pr4" draw:layer="layout" svg:width="18.849cm" svg:height="12.192cm" svg:x="8.636cm" svg:y="8.128cm" presentation:class="outline" presentation:user-transformed="true">
          <draw:text-box>
            <text:list text:style-name="L2">
              <text:list-item>
                <text:p>Later jobs read storm*.conf</text:p>
                <text:list>
                  <text:list-item>
                    <text:p>Each storm has its own *.conf file</text:p>
                  </text:list-item>
                  <text:list-item>
                    <text:p>hwrf.launcher.load()</text:p>
                  </text:list-item>
                  <text:list-item>
                    <text:p>$CONFhwrf = path to storm*.conf</text:p>
                  </text:list-item>
                </text:list>
              </text:list-item>
              <text:list-item>
                <text:p>hwrf.launcher.HWRFLauncher</text:p>
                <text:list>
                  <text:list-item>
                    <text:p>subclass of hwrf.config.HWRFConfig</text:p>
                  </text:list-item>
                  <text:list-item>
                    <text:p>Contains many convenience functions for accessing conf info</text:p>
                  </text:list-item>
                </text:list>
              </text:list-item>
            </text:list>
          </draw:text-box>
        </draw:frame>
        <draw:custom-shape draw:style-name="gr3" draw:text-style-name="P2" draw:layer="layout" svg:width="6.604cm" svg:height="7.112cm" svg:x="0.308cm" svg:y="7.35cm">
          <text:p text:style-name="P1"><text:span text:style-name="T1">CO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 draw:text-style-name="P1" draw:layer="layout" svg:width="5.842cm" svg:height="1.27cm" svg:x="0.716cm" svg:y="9.382cm">
          <text:p text:style-name="P1">storm1.conf</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842cm" svg:height="1.27cm" svg:x="0.77cm" svg:y="11.006cm">
          <text:p text:style-name="P1">storm2.conf</text:p>
          <draw:enhanced-geometry svg:viewBox="0 0 21600 21600" draw:glue-points="10800 0 0 10800 10800 21600 21600 10800" draw:type="flowchart-process" draw:enhanced-path="M 0 0 L 21600 0 21600 21600 0 21600 0 0 Z N"/>
        </draw:custom-shape>
        <draw:g>
          <draw:custom-shape draw:style-name="gr5" draw:text-style-name="P1" draw:layer="layout" svg:width="0.462cm" svg:height="0.416cm" svg:x="3.402cm" svg:y="12.68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1" draw:layer="layout" svg:width="0.462cm" svg:height="0.416cm" svg:x="3.402cm" svg:y="13.2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 draw:text-style-name="P1" draw:layer="layout" svg:width="0.462cm" svg:height="0.416cm" svg:x="3.402cm" svg:y="13.79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6" draw:text-style-name="P1" draw:layer="layout" svg:width="3.91cm" svg:height="5.08cm" svg:x="6.912cm" svg:y="4.8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7.366cm" svg:height="3.302cm" svg:x="10.822cm" svg:y="4.494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HWRFLauncher/HWRFConfig</text:p>
          </draw:text-box>
        </draw:frame>
        <draw:frame presentation:style-name="pr4" draw:layer="layout" svg:width="19.304cm" svg:height="16.51cm" svg:x="8.128cm" svg:y="3.81cm" presentation:class="outline" presentation:user-transformed="true">
          <draw:text-box>
            <text:list text:style-name="L2">
              <text:list-item>
                <text:p>HWRFLauncher/HWRFConfig.</text:p>
                <text:list>
                  <text:list-item>
                    <text:p>Classes that access conf data.</text:p>
                  </text:list-item>
                  <text:list-item>
                    <text:p>getstr(section,key) =&gt; value</text:p>
                    <text:list>
                      <text:list-item>
                        <text:p>Raise exception if key unspecified</text:p>
                      </text:list-item>
                    </text:list>
                  </text:list-item>
                  <text:list-item>
                    <text:p>getstr(section,key,default)</text:p>
                    <text:list>
                      <text:list-item>
                        <text:p>Return default if key is unspecified</text:p>
                      </text:list-item>
                    </text:list>
                  </text:list-item>
                  <text:list-item>
                    <text:p>getint, getfloat, etc.</text:p>
                    <text:list>
                      <text:list-item>
                        <text:p>Specified return types</text:p>
                      </text:list-item>
                    </text:list>
                  </text:list-item>
                  <text:list-item>
                    <text:p>cycle - forecast cycle (property)</text:p>
                  </text:list-item>
                  <text:list-item>
                    <text:p>(see docs or *.py for full list)</text:p>
                  </text:list-item>
                </text:list>
              </text:list-item>
              <text:list-item>
                <text:p>Most conf access is through <text:span text:style-name="T13">HWRFTask</text:span><text:span text:style-name="T23"> (next slide)</text:span></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HWRFTask</text:p>
          </draw:text-box>
        </draw:frame>
        <draw:frame presentation:style-name="pr4" draw:layer="layout" svg:width="19.304cm" svg:height="15.406cm" svg:x="8.128cm" svg:y="4.914cm" presentation:class="outline" presentation:user-transformed="true">
          <draw:text-box>
            <text:list text:style-name="L2">
              <text:list-item>
                <text:p>Represents one task to be performed</text:p>
                <text:list>
                  <text:list-item>
                    <text:p>GeogridTask, WRFAtmos, etc.</text:p>
                  </text:list-item>
                </text:list>
              </text:list-item>
              <text:list-item>
                <text:p>Has a database taskname</text:p>
                <text:list>
                  <text:list-item>
                    <text:p>self.taskname</text:p>
                  </text:list-item>
                  <text:list-item>
                    <text:p>More on database in a later presentation.</text:p>
                  </text:list-item>
                </text:list>
              </text:list-item>
              <text:list-item>
                <text:p>Has a conf section (self.section)</text:p>
              </text:list-item>
              <text:list-item>
                <text:p>Has an HWRFConfig (self.conf)</text:p>
              </text:list-item>
              <text:list-item>
                <text:p>Default: task name = section name</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HWRFTask</text:p>
          </draw:text-box>
        </draw:frame>
        <draw:frame presentation:style-name="pr4" draw:layer="layout" svg:width="19.304cm" svg:height="15.406cm" svg:x="8.128cm" svg:y="4.914cm" presentation:class="outline" presentation:user-transformed="true">
          <draw:text-box>
            <text:list text:style-name="L2">
              <text:list-item>
                <text:p>Aliases:</text:p>
                <text:list>
                  <text:list-item>
                    <text:p>confstr(key)</text:p>
                    <text:list>
                      <text:list-header>
                        <text:p>= task.conf.getstr(task.section,key)</text:p>
                      </text:list-header>
                      <text:list-item>
                        <text:p>String value for key in my conf section.</text:p>
                      </text:list-item>
                      <text:list-item>
                        <text:p>Raise exception if missing.</text:p>
                      </text:list-item>
                    </text:list>
                  </text:list-item>
                  <text:list-item>
                    <text:p>confstr(key,default)</text:p>
                    <text:list>
                      <text:list-item>
                        <text:p>Same, but return default if missing</text:p>
                      </text:list-item>
                    </text:list>
                  </text:list-item>
                  <text:list-item>
                    <text:p>confbool, conffloat, etc.</text:p>
                    <text:list>
                      <text:list-item>
                        <text:p>Alternate datatypes</text:p>
                      </text:list-item>
                    </text:list>
                  </text:list-item>
                </text:list>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HWRFTask</text:p>
          </draw:text-box>
        </draw:frame>
        <draw:frame presentation:style-name="pr4" draw:layer="layout" svg:width="20.38cm" svg:height="15.406cm" svg:x="7.62cm" svg:y="4.914cm" presentation:class="outline" presentation:user-transformed="true">
          <draw:text-box>
            <text:list text:style-name="L2">
              <text:list-item>
                <text:p>task.icstr(“{FIXhwrf}/grid{gridnum}”</text:p>
                <text:list>
                  <text:list-item>
                    <text:p><text:span text:style-name="T23">Expand string with substitution</text:span></text:p>
                    <text:p><text:span text:style-name="T4">[dir]</text:span></text:p>
                    <text:p><text:span text:style-name="T5">FIXhwrf </text:span><text:span text:style-name="T2">= </text:span><text:span text:style-name="T10">{</text:span><text:span text:style-name="T11">HOMEhwrf</text:span><text:span text:style-name="T10">}</text:span><text:span text:style-name="T6">/fix/</text:span></text:p>
                    <text:p><text:span text:style-name="T5">HOMEhwrf </text:span><text:span text:style-name="T2">= </text:span><text:span text:style-name="T6">/path/to/install/dir</text:span></text:p>
                    <text:p><text:span text:style-name="T2"/></text:p>
                    <text:p><text:span text:style-name="T4">[mytask]</text:span></text:p>
                    <text:p><text:span text:style-name="T5">gridnum </text:span><text:span text:style-name="T2">= </text:span><text:span text:style-name="T6">5</text:span></text:p>
                  </text:list-item>
                  <text:list-item>
                    <text:p>Returns “/path/to/install/dir/fix/grid5”</text:p>
                    <text:p/>
                  </text:list-item>
                </text:list>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HWRFTask</text:p>
          </draw:text-box>
        </draw:frame>
        <draw:frame presentation:style-name="pr4" draw:layer="layout" svg:width="20.38cm" svg:height="15.406cm" svg:x="7.62cm" svg:y="4.914cm" presentation:class="outline" presentation:user-transformed="true">
          <draw:text-box>
            <text:list text:style-name="L2">
              <text:list-item>
                <text:p>task.timestr(“{FIXhwrf}/month{aMM}.dat”,</text:p>
                <text:p><text:s text:c="8"/>ftime,atime,...)</text:p>
                <text:list>
                  <text:list-item>
                    <text:p><text:span text:style-name="T23">String substitution with fcst/analysis time info</text:span></text:p>
                    <text:list>
                      <text:list-item>
                        <text:p><text:span text:style-name="T23">atime is optional, defaults to self.conf.cycle</text:span></text:p>
                      </text:list-item>
                    </text:list>
                    <text:p><text:span text:style-name="T4">[dir]</text:span></text:p>
                    <text:p><text:span text:style-name="T5">FIXhwrf </text:span><text:span text:style-name="T2">= </text:span><text:span text:style-name="T10">{</text:span><text:span text:style-name="T11">HOMEhwrf</text:span><text:span text:style-name="T10">}</text:span><text:span text:style-name="T6">/fix/</text:span></text:p>
                  </text:list-item>
                  <text:list-item>
                    <text:p>Returns “/path/to/install/dir/fix/month08.dat” for a cycle in August.</text:p>
                  </text:list-item>
                  <text:list-item>
                    <text:p>See hwrf.config.HWRFConfig.set_time_vars for list.</text:p>
                  </text:list-item>
                </text:list>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3.506cm" svg:x="1.4cm" svg:y="0.837cm" presentation:class="title">
          <draw:text-box>
            <text:p>HWRFTask</text:p>
          </draw:text-box>
        </draw:frame>
        <draw:frame presentation:style-name="pr4" draw:layer="layout" svg:width="20.38cm" svg:height="15.406cm" svg:x="7.62cm" svg:y="4.914cm" presentation:class="outline" presentation:user-transformed="true">
          <draw:text-box>
            <text:list text:style-name="L2">
              <text:list-item>
                <text:p>Shortcuts:</text:p>
                <text:list>
                  <text:list-item>
                    <text:p>getexe(“wrf”) - <text:span text:style-name="T13">[exe]</text:span> section <text:span text:style-name="T12">wrf</text:span> key</text:p>
                  </text:list-item>
                  <text:list-item>
                    <text:p>getdir(“FIXgsi”) - <text:span text:style-name="T13">[dir]</text:span> <text:span text:style-name="T12">FIXgsi</text:span> key</text:p>
                  </text:list-item>
                  <text:list-item>
                    <text:p>getloc('syndat') - <text:span text:style-name="T12">syndat</text:span> in <text:span text:style-name="T13">[exe]</text:span> or <text:span text:style-name="T13">[dir]</text:span></text:p>
                  </text:list-item>
                </text:list>
              </text:list-item>
              <text:list-item>
                <text:p>Taskvars:</text:p>
                <text:list>
                  <text:list-item>
                    <text:p>Object-local key=value for string expansion</text:p>
                  </text:list-item>
                  <text:list-item>
                    <text:p>task.tvset(<text:span text:style-name="T12">key</text:span>,<text:span text:style-name="T19">value</text:span>) - set object-local value</text:p>
                  </text:list-item>
                  <text:list-item>
                    <text:p>task.tvget(<text:span text:style-name="T12">key</text:span>) - get object-local value</text:p>
                  </text:list-item>
                  <text:list-item>
                    <text:p>task.tvdel(<text:span text:style-name="T12">key</text:span>) - delete object-local value</text:p>
                  </text:list-item>
                  <text:list-item>
                    <text:p>task.taskvars - dict of object-local values</text:p>
                  </text:list-item>
                  <text:list-item>
                    <text:p>task.tvhave(<text:span text:style-name="T12">key</text:span>) - check for object-local value</text:p>
                  </text:list-item>
                </text:list>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3.506cm" svg:x="1.4cm" svg:y="0.837cm" presentation:class="title">
          <draw:text-box>
            <text:p>hwrf.namelist.NamelistInserter</text:p>
          </draw:text-box>
        </draw:frame>
        <draw:frame presentation:style-name="pr4" draw:layer="layout" svg:width="20.38cm" svg:height="15.406cm" svg:x="7.62cm" svg:y="4.914cm" presentation:class="outline" presentation:user-transformed="true">
          <draw:text-box>
            <text:list text:style-name="L2">
              <text:list-item>
                <text:p>Insert config information into a file</text:p>
                <text:list>
                  <text:list-item>
                    <text:p>Intended for Fortran namelists, but can work with other text files</text:p>
                  </text:list-item>
                  <text:list-item>
                    <text:p>Converts Python datatypes to Fortran Namelist datatypes</text:p>
                  </text:list-item>
                </text:list>
                <text:p><text:span text:style-name="T2">hwrf.conf: </text:span><text:span text:style-name="T4">[conf]</text:span></text:p>
                <text:p><text:span text:style-name="T2">hwrf.conf: </text:span><text:span text:style-name="T5">var</text:span><text:span text:style-name="T2">=</text:span><text:span text:style-name="T6">T,F,T</text:span></text:p>
                <text:p><text:span text:style-name="T2">myfile.nl: </text:span><text:span text:style-name="T4">&amp;nl</text:span></text:p>
                <text:p><text:span text:style-name="T2">myfile.nl: </text:span><text:span text:style-name="T5">myvar</text:span><text:span text:style-name="T2">=</text:span><text:span text:style-name="T10">&lt;</text:span><text:span text:style-name="T11">var</text:span><text:span text:style-name="T10">&gt;</text:span><text:span text:style-name="T2">/</text:span></text:p>
                <text:p><text:span text:style-name="T2">output: <text:s text:c="3"/></text:span><text:span text:style-name="T4">&amp;nl</text:span></text:p>
                <text:p><text:span text:style-name="T2">output: <text:s text:c="3"/></text:span><text:span text:style-name="T5">myvar</text:span><text:span text:style-name="T2">=</text:span><text:span text:style-name="T6">.true.,.false.,.true.</text:span><text:span text:style-name="T2">/</text:span></text:p>
                <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3.506cm" svg:x="1.4cm" svg:y="0.837cm" presentation:class="title">
          <draw:text-box>
            <text:p>hwrf.namelist.NamelistInserter</text:p>
          </draw:text-box>
        </draw:frame>
        <draw:frame presentation:style-name="pr4" draw:layer="layout" svg:width="20.38cm" svg:height="15.406cm" svg:x="7.62cm" svg:y="4.914cm" presentation:class="outline" presentation:user-transformed="true">
          <draw:text-box>
            <text:list text:style-name="L2">
              <text:list-item>
                <text:p>Specify datatype for conversion:</text:p>
                <text:list>
                  <text:list-item>
                    <text:p>float &lt;f:var&gt; or &lt;r:var&gt;</text:p>
                  </text:list-item>
                  <text:list-item>
                    <text:p>integer &lt;i:var&gt;</text:p>
                  </text:list-item>
                  <text:list-item>
                    <text:p>String &lt;s:var&gt;</text:p>
                  </text:list-item>
                  <text:list-item>
                    <text:p>Bool &lt;b:var&gt; or &lt;l:var&gt;</text:p>
                  </text:list-item>
                  <text:list-item>
                    <text:p>Date/time &lt;d:var&gt;</text:p>
                    <text:list>
                      <text:list-item>
                        <text:p>YYYY-MM-DD_HH:MM:SS</text:p>
                      </text:list-item>
                    </text:list>
                  </text:list-item>
                </text:list>
              </text:list-item>
              <text:list-item>
                <text:p>Insert without type conversion:</text:p>
                <text:list>
                  <text:list-item>
                    <text:p>&lt;u:var&gt;</text:p>
                  </text:list-item>
                </text:list>
              </text:list-item>
              <text:list-item>
                <text:p>Guess datatype:</text:p>
                <text:list>
                  <text:list-item>
                    <text:p>&lt;var&gt;</text:p>
                  </text:list-item>
                </text:list>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3.506cm" svg:x="1.4cm" svg:y="0.837cm" presentation:class="title">
          <draw:text-box>
            <text:p>hwrf.namelist.Conf2Namelist</text:p>
          </draw:text-box>
        </draw:frame>
        <draw:frame presentation:style-name="pr4" draw:layer="layout" svg:width="20.38cm" svg:height="15.406cm" svg:x="7.62cm" svg:y="4.914cm" presentation:class="outline" presentation:user-transformed="true">
          <draw:text-box>
            <text:list text:style-name="L2">
              <text:list-item>
                <text:p>Make Fortran namelist from conf data.</text:p>
              </text:list-item>
              <text:list-item>
                <text:p>No input text file; only needs conf data.</text:p>
              </text:list-item>
              <text:list-item>
                <text:p>Can merge multiple Conf2Namelist together to make Fortran arrays</text:p>
                <text:list>
                  <text:list-item>
                    <text:p>used to merge multiple domains' data when making the WRF namelist.</text:p>
                  </text:list-item>
                </text:list>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3" presentation:class="page"/>
          <draw:frame presentation:style-name="pr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5" draw:layer="layout" svg:width="25.199cm" svg:height="3.506cm" svg:x="1.4cm" svg:y="0.837cm" presentation:class="title">
          <draw:text-box>
            <text:p>hwrf.namelist.Conf2Namelist<text:line-break/><text:span text:style-name="T1">Single Domain Example</text:span></text:p>
          </draw:text-box>
        </draw:frame>
        <draw:frame presentation:style-name="pr4" draw:text-style-name="P6" draw:layer="layout" svg:width="14.416cm" svg:height="15.406cm" svg:x="0.062cm" svg:y="4.064cm" presentation:class="outline" presentation:user-transformed="true">
          <draw:text-box>
            <text:list text:style-name="L2">
              <text:list-header>
                <text:p text:style-name="P3"><text:span text:style-name="T2">conf=RawConfigParser()</text:span></text:p>
                <text:p text:style-name="P3"><text:span text:style-name="T2">conf.readfp(StringIO('''</text:span></text:p>
                <text:p text:style-name="P3"><text:span text:style-name="T4">[sec1]</text:span></text:p>
                <text:p text:style-name="P3"><text:span text:style-name="T5">physics.mp_physics</text:span><text:span text:style-name="T2">=</text:span><text:span text:style-name="T6">85</text:span></text:p>
                <text:p text:style-name="P3"><text:span text:style-name="T5">physics.cu_physics</text:span><text:span text:style-name="T2">=</text:span><text:span text:style-name="T6">84</text:span></text:p>
                <text:p text:style-name="P3"><text:span text:style-name="T5">namelist</text:span><text:span text:style-name="T2">=</text:span><text:span text:style-name="T6">sec2,sec3</text:span></text:p>
                <text:p text:style-name="P3"><text:span text:style-name="T4">[sec2]</text:span></text:p>
                <text:p text:style-name="P3"><text:span text:style-name="T5">physics.cu_physics</text:span><text:span text:style-name="T2">=</text:span><text:span text:style-name="T6">4</text:span></text:p>
                <text:p text:style-name="P3"><text:span text:style-name="T5">physics.bl_pbl_physics</text:span><text:span text:style-name="T2">=</text:span><text:span text:style-name="T6">93</text:span></text:p>
                <text:p text:style-name="P3"><text:span text:style-name="T4">[sec3]</text:span></text:p>
                <text:p text:style-name="P3"><text:span text:style-name="T5">physics.bl_pbl_physics</text:span><text:span text:style-name="T2">=</text:span><text:span text:style-name="T6">3</text:span></text:p>
                <text:p text:style-name="P3"><text:span text:style-name="T6"><text:s text:c="4"/></text:span><text:span text:style-name="T2">''')</text:span></text:p>
                <text:p text:style-name="P3"><text:span text:style-name="T2">str(Conf2Namelist(</text:span></text:p>
                <text:p text:style-name="P3"><text:span text:style-name="T2"><text:s text:c="4"/></text:span><text:span text:style-name="T2">conf,'</text:span><text:span text:style-name="T4">sec1</text:span><text:span text:style-name="T2">'))</text:span></text:p>
              </text:list-header>
            </text:list>
          </draw:text-box>
        </draw:frame>
        <draw:frame presentation:style-name="pr4" draw:text-style-name="P6" draw:layer="layout" svg:width="12.506cm" svg:height="5.842cm" svg:x="15.18cm" svg:y="8.128cm" presentation:class="outline" presentation:user-transformed="true">
          <draw:text-box>
            <text:list text:style-name="L2">
              <text:list-header>
                <text:p text:style-name="P3"><text:span text:style-name="T4">&amp;physics</text:span></text:p>
                <text:p text:style-name="P3"><text:span text:style-name="T2"><text:s text:c="2"/></text:span><text:span text:style-name="T5">bl_pbl_physics </text:span><text:span text:style-name="T2">= </text:span><text:span text:style-name="T6">3</text:span></text:p>
                <text:p text:style-name="P3"><text:span text:style-name="T5"><text:s text:c="2"/></text:span><text:span text:style-name="T5">cu_physics </text:span><text:span text:style-name="T2">= </text:span><text:span text:style-name="T6">84</text:span></text:p>
                <text:p text:style-name="P3"><text:span text:style-name="T5"><text:s text:c="2"/></text:span><text:span text:style-name="T5">mp_physics </text:span><text:span text:style-name="T2">= </text:span><text:span text:style-name="T6">85</text:span></text:p>
                <text:p text:style-name="P3"><text:span text:style-name="T2">/</text:span></text:p>
                <text:p text:style-name="P3"><text:span text:style-name="T2"/></text:p>
              </text:list-header>
            </text:list>
          </draw:text-box>
        </draw:frame>
        <draw:custom-shape draw:style-name="gr11" draw:text-style-name="P1" draw:layer="layout" svg:width="3.81cm" svg:height="1.524cm" svg:x="12.446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7.366cm" svg:height="3.302cm" svg:x="19.558cm" svg:y="4.318cm">
          <text:p text:style-name="P1"><text:span text:style-name="T20">hwrf.namelist.*</text:span></text:p>
          <text:p text:style-name="P1"><text:span text:style-name="T20">and direct conf usage</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2"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5" draw:layer="layout" svg:width="25.199cm" svg:height="3.506cm" svg:x="1.4cm" svg:y="0.837cm" presentation:class="title">
          <draw:text-box>
            <text:p>HWRF Input Data<text:line-break/><text:span text:style-name="T1">DataCatalog</text:span></text:p>
          </draw:text-box>
        </draw:frame>
        <draw:frame presentation:style-name="pr4" draw:layer="layout" svg:width="20.38cm" svg:height="15.406cm" svg:x="7.62cm" svg:y="4.914cm" presentation:class="outline" presentation:user-transformed="true">
          <draw:text-box>
            <text:list text:style-name="L2">
              <text:list-item>
                <text:p>Specifies location of inputs to HWRF</text:p>
                <text:list>
                  <text:list-item>
                    <text:p>GDAS, GFS, GEFS, GFS ENKF, etc.</text:p>
                  </text:list-item>
                </text:list>
              </text:list-item>
              <text:list-item>
                <text:p>Example: GFS spectral forecast file in [<text:span text:style-name="T13">hwrfdata</text:span>] section (hwrf_input.conf):</text:p>
                <text:p><text:span text:style-name="T4">[hwrfdata]</text:span></text:p>
                <text:p><text:span text:style-name="T5">inputroot</text:span><text:span text:style-name="T2">=</text:span><text:span text:style-name="T10">{</text:span><text:span text:style-name="T11">WORKhwrf</text:span><text:span text:style-name="T10">}</text:span><text:span text:style-name="T6">/hwrfdata</text:span></text:p>
                <text:p><text:span text:style-name="T14">gfs</text:span><text:span text:style-name="T2">=</text:span><text:span text:style-name="T10">{</text:span><text:span text:style-name="T11">inputroot</text:span><text:span text:style-name="T10">}</text:span><text:span text:style-name="T6">/gfs.</text:span><text:span text:style-name="T10">{</text:span><text:span text:style-name="T11">aYMDH</text:span><text:span text:style-name="T10">}</text:span></text:p>
                <text:p><text:span text:style-name="T5">gfs_sf</text:span><text:span text:style-name="T2">=</text:span><text:span text:style-name="T10">{</text:span><text:span text:style-name="T11">gfs</text:span><text:span text:style-name="T10">}</text:span><text:span text:style-name="T6">/gfs.t</text:span><text:span text:style-name="T10">{</text:span><text:span text:style-name="T11">aHH</text:span><text:span text:style-name="T10">}</text:span><text:span text:style-name="T6">z.sf</text:span><text:span text:style-name="T10">{</text:span><text:span text:style-name="T11">fahr</text:span><text:span text:style-name="T10">:02d}</text:span></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3.506cm" svg:x="1.4cm" svg:y="0.837cm" presentation:class="title">
          <draw:text-box>
            <text:p>HWRF Input Data<text:line-break/><text:span text:style-name="T1">InputSource</text:span></text:p>
          </draw:text-box>
        </draw:frame>
        <draw:frame presentation:style-name="pr4" draw:layer="layout" svg:width="20.38cm" svg:height="15.406cm" svg:x="7.62cm" svg:y="4.914cm" presentation:class="outline" presentation:user-transformed="true">
          <draw:text-box>
            <text:list text:style-name="L2">
              <text:list-item>
                <text:p>Lists available input data (DataCatalogs), order in which they can be attempted, and valid cycles.</text:p>
              </text:list-item>
              <text:list-item>
                <text:p>Jet example (hwrf_input.conf):</text:p>
                <text:p><text:span text:style-name="T4">[jet_sources]</text:span></text:p>
                <text:p><text:span text:style-name="T14">jet_hist%location</text:span><text:span text:style-name="T15"> = </text:span><text:span text:style-name="T16">file:///</text:span></text:p>
                <text:p><text:span text:style-name="T14">jet_hist%histprio </text:span><text:span text:style-name="T15">= </text:span><text:span text:style-name="T16">90</text:span></text:p>
              </text:list-item>
              <text:list-item>
                <text:p>exhwrf_input job will look at the <text:span text:style-name="T13">[jet_hist]</text:span> section to find input data.</text:p>
                <text:list>
                  <text:list-item>
                    <text:p><text:span text:style-name="T12">...histprio</text:span>=<text:span text:style-name="T19">90</text:span> used to decide which other input sources are tried first.</text:p>
                  </text:list-item>
                  <text:list-item>
                    <text:p>Higher priority sources are tried first.</text:p>
                  </text:list-item>
                </text:list>
                <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RF Configuration</text:p>
          </draw:text-box>
        </draw:frame>
        <draw:frame presentation:style-name="pr4" draw:layer="layout" svg:width="20.38cm" svg:height="15.406cm" svg:x="7.62cm" svg:y="4.914cm" presentation:class="outline" presentation:user-transformed="true">
          <draw:text-box>
            <text:list text:style-name="L2">
              <text:list-item>
                <text:p>Driven by Conf2Namelist</text:p>
                <text:list>
                  <text:list-item>
                    <text:p>bold are conf sections (hwrf_expt.py)</text:p>
                  </text:list-item>
                </text:list>
                <text:p><text:span text:style-name="T24">storm1outer=WRFDomain(conf,'</text:span><text:span text:style-name="T25">storm1outer</text:span><text:span text:style-name="T24">')</text:span></text:p>
                <text:p><text:span text:style-name="T24">storm1inner=WRFDomain(conf,'</text:span><text:span text:style-name="T25">storm1inner</text:span><text:span text:style-name="T24">')</text:span></text:p>
                <text:p><text:span text:style-name="T24">moad=WRFDomain(conf,'</text:span><text:span text:style-name="T25">moad</text:span><text:span text:style-name="T24">')</text:span></text:p>
                <text:p><text:span text:style-name="T24">wrf=WRFSimulation(</text:span></text:p>
                <text:p><text:span text:style-name="T24"><text:s text:c="3"/></text:span><text:span text:style-name="T24">conf,'</text:span><text:span text:style-name="T25">wrf</text:span><text:span text:style-name="T24">',moad,conf.cycle,</text:span></text:p>
                <text:p><text:span text:style-name="T24"><text:s text:c="3"/></text:span><text:span text:style-name="T24">to_datetime_rel(126*3600,conf.cycle))</text:span></text:p>
                <text:p><text:span text:style-name="T24">wrf.add(storm1outer,moad)</text:span></text:p>
                <text:p><text:span text:style-name="T24">wrf.add(storm1inner,storm1outer)</text:span></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5" draw:layer="layout" svg:width="25.199cm" svg:height="3.506cm" svg:x="1.4cm" svg:y="0.837cm" presentation:class="title">
          <draw:text-box>
            <text:p>WRF Configuration</text:p>
          </draw:text-box>
        </draw:frame>
        <draw:frame presentation:style-name="pr4" draw:text-style-name="P3" draw:layer="layout" svg:width="20.38cm" svg:height="15.406cm" svg:x="7.62cm" svg:y="4.914cm" presentation:class="outline" presentation:user-transformed="true">
          <draw:text-box>
            <text:list text:style-name="L2">
              <text:list-item>
                <text:p>Set information that is not domain-specific (hwrf_expt.py):</text:p>
                <text:p text:style-name="P3"><text:span text:style-name="T24">wrf=WRFSimulation(</text:span></text:p>
                <text:p text:style-name="P3"><text:span text:style-name="T24"><text:s text:c="3"/></text:span><text:span text:style-name="T24">conf,'</text:span><text:span text:style-name="T25">wrf</text:span><text:span text:style-name="T24">',moad,conf.cycle,</text:span></text:p>
                <text:p text:style-name="P3"><text:span text:style-name="T24"><text:s text:c="3"/></text:span><text:span text:style-name="T24">to_datetime_rel(126*3600,conf.cycle))</text:span></text:p>
                <text:p text:style-name="P3"><text:span text:style-name="T25">[wrf]</text:span></text:p>
                <text:p text:style-name="P3"><text:span text:style-name="T26">dt</text:span><text:span text:style-name="T24"> = </text:span><text:span text:style-name="T27">38+4/7</text:span></text:p>
                <text:p text:style-name="P3"><text:span text:style-name="T26">bdystep</text:span><text:span text:style-name="T24"> = </text:span><text:span text:style-name="T27">21600</text:span></text:p>
                <text:p text:style-name="P3"><text:span text:style-name="T26">ptsgm</text:span><text:span text:style-name="T24"> = </text:span><text:span text:style-name="T27">15000</text:span></text:p>
                <text:p text:style-name="P3"><text:span text:style-name="T26">ptop</text:span><text:span text:style-name="T24"> = </text:span><text:span text:style-name="T27">200</text:span></text:p>
                <text:p text:style-name="P3"><text:span text:style-name="T26">prep_hybrid </text:span><text:span text:style-name="T24">= </text:span><text:span text:style-name="T27">.true.</text:span></text:p>
                <text:p text:style-name="P3"><text:span text:style-name="T26">io_form </text:span><text:span text:style-name="T24">= </text:span><text:span text:style-name="T27">11</text:span></text:p>
                <text:p text:style-name="P3"><text:span text:style-name="T26">namelist</text:span><text:span text:style-name="T24"> = </text:span><text:span text:style-name="T27">wrf_namelist</text:span></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draw:custom-shape draw:style-name="gr11" draw:text-style-name="P1" draw:layer="layout" svg:width="3.048cm" svg:height="1.27cm" svg:x="19.558cm" svg:y="18.79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28" presentation:class="page"/>
          <draw:frame presentation:style-name="pr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5" draw:layer="layout" svg:width="25.199cm" svg:height="3.506cm" svg:x="1.4cm" svg:y="0.837cm" presentation:class="title">
          <draw:text-box>
            <text:p>WRF Configuration</text:p>
          </draw:text-box>
        </draw:frame>
        <draw:frame presentation:style-name="pr4" draw:text-style-name="P3" draw:layer="layout" svg:width="20.38cm" svg:height="15.406cm" svg:x="7.62cm" svg:y="4.914cm" presentation:class="outline" presentation:user-transformed="true">
          <draw:text-box>
            <text:list text:style-name="L2">
              <text:list-item>
                <text:p>Namelist settings that are not domain-specific (hwrf_expt.py):</text:p>
                <text:p text:style-name="P3"><text:span text:style-name="T24">wrf=WRFSimulation(</text:span></text:p>
                <text:p text:style-name="P3"><text:span text:style-name="T24"><text:s text:c="3"/></text:span><text:span text:style-name="T24">conf,'</text:span><text:span text:style-name="T25">wrf</text:span><text:span text:style-name="T24">',moad,conf.cycle,</text:span></text:p>
                <text:p text:style-name="P3"><text:span text:style-name="T24"><text:s text:c="3"/></text:span><text:span text:style-name="T24">to_datetime_rel(126*3600,conf.cycle))</text:span></text:p>
                <text:p text:style-name="P3"><text:span text:style-name="T25">[wrf_namelist]</text:span></text:p>
                <text:p text:style-name="P3"><text:span text:style-name="T26">physics.var_ric</text:span><text:span text:style-name="T24"> = </text:span><text:span text:style-name="T27">1.0</text:span></text:p>
                <text:p text:style-name="P3"><text:span text:style-name="T26">physics.num_soil_layers</text:span><text:span text:style-name="T24"> = </text:span><text:span text:style-name="T27">4</text:span></text:p>
                <text:p text:style-name="P3"><text:span text:style-name="T26">dynamics.euler_adv</text:span><text:span text:style-name="T24"> = </text:span><text:span text:style-name="T27">.False.</text:span></text:p>
                <text:p text:style-name="P3"><text:span text:style-name="T26">bdy_control.spec_bdy_width</text:span><text:span text:style-name="T24"> = </text:span><text:span text:style-name="T27">1</text:span></text:p>
                <text:p text:style-name="P3"><text:span text:style-name="T24">...</text:span></text:p>
                <text:p text:style-name="P3"><text:span text:style-name="T24"/></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7.366cm" svg:height="3.302cm" svg:x="0.254cm" svg:y="4.78cm">
          <text:p text:style-name="P1">hwrf.launcher.</text:p>
          <text:p text:style-name="P1">HWRFLauncher</text:p>
          <text:p text:style-name="P1"/>
          <text:p text:style-name="P1">hwrf.config.HWRFConfig</text:p>
          <draw:enhanced-geometry svg:viewBox="0 0 21600 21600" draw:glue-points="10800 0 0 10800 10800 21600 21600 10800" draw:type="flowchart-process" draw:enhanced-path="M 0 0 L 21600 0 21600 21600 0 21600 0 0 Z N"/>
        </draw:custom-shape>
        <draw:custom-shape draw:style-name="gr10" draw:text-style-name="P1" draw:layer="layout" svg:width="7.366cm" svg:height="3.302cm" svg:x="0.254cm" svg:y="9.798cm">
          <text:p text:style-name="P1">hwrf.task.HWRFTask</text:p>
          <text:p text:style-name="P1">... and its subclasses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7.366cm" svg:height="3.302cm" svg:x="0.254cm" svg:y="14.732cm">
          <text:p text:style-name="P1">hwrf.namelist.*</text:p>
          <text:p text:style-name="P1">and direct conf usage</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5" draw:layer="layout" svg:width="25.199cm" svg:height="3.506cm" svg:x="1.4cm" svg:y="0.837cm" presentation:class="title">
          <draw:text-box>
            <text:p>WRF Configuration</text:p>
          </draw:text-box>
        </draw:frame>
        <draw:frame presentation:style-name="pr4" draw:layer="layout" svg:width="20.38cm" svg:height="15.406cm" svg:x="7.62cm" svg:y="4.914cm" presentation:class="outline" presentation:user-transformed="true">
          <draw:text-box>
            <text:list text:style-name="L2">
              <text:list-item>
                <text:p>Domain-specific information</text:p>
                <text:list>
                  <text:list-item>
                    <text:p>Namelist info in separate section (hwrf.conf).</text:p>
                  </text:list-item>
                </text:list>
                <text:p text:style-name="P3"><text:span text:style-name="T24">moad=WRFDomain(conf,'</text:span><text:span text:style-name="T25">moad</text:span><text:span text:style-name="T24">')</text:span></text:p>
                <text:p text:style-name="P3"><text:span text:style-name="T25">[moad]</text:span></text:p>
                <text:p text:style-name="P3"><text:span text:style-name="T26">nx</text:span><text:span text:style-name="T24"> = </text:span><text:span text:style-name="T27">288</text:span></text:p>
                <text:p text:style-name="P3"><text:span text:style-name="T26">ny</text:span><text:span text:style-name="T24"> = </text:span><text:span text:style-name="T27">576</text:span></text:p>
                <text:p text:style-name="P3"><text:span text:style-name="T26">parent_grid_ratio</text:span><text:span text:style-name="T24"> = </text:span><text:span text:style-name="T27">1</text:span></text:p>
                <text:p text:style-name="P3"><text:span text:style-name="T26">dx</text:span><text:span text:style-name="T24"> = </text:span><text:span text:style-name="T27">0.135</text:span></text:p>
                <text:p text:style-name="P3"><text:span text:style-name="T26">dy</text:span><text:span text:style-name="T24"> = </text:span><text:span text:style-name="T27">0.135</text:span></text:p>
                <text:p text:style-name="P3"><text:span text:style-name="T26">start</text:span><text:span text:style-name="T24"> = </text:span><text:span text:style-name="T27">moad</text:span></text:p>
                <text:p text:style-name="P3"><text:span text:style-name="T26">namelist</text:span><text:span text:style-name="T24"> = </text:span><text:span text:style-name="T27">moad_namelist</text:span></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4" draw:layer="layout" svg:width="7.366cm" svg:height="3.302cm" svg:x="0.254cm" svg:y="4.78cm">
          <text:p text:style-name="P1"><text:span text:style-name="T20">hwrf.launcher.</text:span></text:p>
          <text:p text:style-name="P1"><text:span text:style-name="T20">HWRFLauncher</text:span></text:p>
          <text:p text:style-name="P1"><text:span text:style-name="T20"/></text:p>
          <text:p text:style-name="P1"><text:span text:style-name="T20">hwrf.config.HWRFConfig</text:span></text:p>
          <draw:enhanced-geometry svg:viewBox="0 0 21600 21600" draw:glue-points="10800 0 0 10800 10800 21600 21600 10800" draw:type="flowchart-process" draw:enhanced-path="M 0 0 L 21600 0 21600 21600 0 21600 0 0 Z N"/>
        </draw:custom-shape>
        <draw:custom-shape draw:style-name="gr10" draw:text-style-name="P4" draw:layer="layout" svg:width="7.366cm" svg:height="3.302cm" svg:x="0.254cm" svg:y="9.798cm">
          <text:p text:style-name="P1"><text:span text:style-name="T20">hwrf.task.HWRFTask</text:span></text:p>
          <text:p text:style-name="P1"><text:span text:style-name="T20">... and its subclasses ...</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7.366cm" svg:height="3.302cm" svg:x="0.254cm" svg:y="14.732cm">
          <text:p text:style-name="P1"><text:span text:style-name="T20">hwrf.namelist.*</text:span></text:p>
          <text:p text:style-name="P1"><text:span text:style-name="T20">and direct conf usage</text:span></text:p>
          <draw:enhanced-geometry svg:viewBox="0 0 21600 21600" draw:glue-points="10800 0 0 10800 10800 21600 21600 10800" draw:type="flowchart-process" draw:enhanced-path="M 0 0 L 21600 0 21600 21600 0 21600 0 0 Z N"/>
        </draw:custom-shape>
        <draw:custom-shape draw:style-name="gr11" draw:text-style-name="P1" draw:layer="layout" svg:width="3.556cm" svg:height="1.016cm" svg:x="20.066cm" svg:y="17.0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5" draw:layer="layout" svg:width="25.199cm" svg:height="3.506cm" svg:x="1.4cm" svg:y="0.837cm" presentation:class="title">
          <draw:text-box>
            <text:p>WRF Configuration</text:p>
          </draw:text-box>
        </draw:frame>
        <draw:frame presentation:style-name="pr4" draw:layer="layout" svg:width="20.38cm" svg:height="15.406cm" svg:x="7.62cm" svg:y="4.914cm" presentation:class="outline" presentation:user-transformed="true">
          <draw:text-box>
            <text:list text:style-name="L2">
              <text:list-item>
                <text:p>Namelist information for one domain.</text:p>
                <text:list>
                  <text:list-item>
                    <text:p>If settings are in parent domain but not child, they are copied from parent (hwrf.conf).</text:p>
                  </text:list-item>
                </text:list>
                <text:p text:style-name="P3"><text:span text:style-name="T25">[moad_namelist]</text:span></text:p>
                <text:p text:style-name="P3"><text:span text:style-name="T26">physics.mp_physics</text:span><text:span text:style-name="T24"> = </text:span><text:span text:style-name="T27">5</text:span></text:p>
                <text:p text:style-name="P3"><text:span text:style-name="T26">physics.ra_lw_physics</text:span><text:span text:style-name="T24"> = </text:span><text:span text:style-name="T27">4</text:span></text:p>
                <text:p text:style-name="P3"><text:span text:style-name="T26">physics.ra_sw_physics</text:span><text:span text:style-name="T24"> = </text:span><text:span text:style-name="T27">4</text:span></text:p>
                <text:p text:style-name="P3"><text:span text:style-name="T26">physics.sf_sfclay_physics</text:span><text:span text:style-name="T24"> = </text:span><text:span text:style-name="T27">88</text:span></text:p>
                <text:p text:style-name="P3"><text:span text:style-name="T26">physics.sf_surface_physics</text:span><text:span text:style-name="T24"> = </text:span><text:span text:style-name="T27">2</text:span></text:p>
                <text:p text:style-name="P3"><text:span text:style-name="T26">physics.bl_pbl_physics</text:span><text:span text:style-name="T24"> = </text:span><text:span text:style-name="T27">3</text:span></text:p>
                <text:p text:style-name="P3"><text:span text:style-name="T24"/></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4" draw:layer="layout" svg:width="7.366cm" svg:height="3.302cm" svg:x="0.254cm" svg:y="4.78cm">
          <text:p text:style-name="P1"><text:span text:style-name="T20">hwrf.launcher.</text:span></text:p>
          <text:p text:style-name="P1"><text:span text:style-name="T20">HWRFLauncher</text:span></text:p>
          <text:p text:style-name="P1"><text:span text:style-name="T20"/></text:p>
          <text:p text:style-name="P1"><text:span text:style-name="T20">hwrf.config.HWRFConfig</text:span></text:p>
          <draw:enhanced-geometry svg:viewBox="0 0 21600 21600" draw:glue-points="10800 0 0 10800 10800 21600 21600 10800" draw:type="flowchart-process" draw:enhanced-path="M 0 0 L 21600 0 21600 21600 0 21600 0 0 Z N"/>
        </draw:custom-shape>
        <draw:custom-shape draw:style-name="gr10" draw:text-style-name="P4" draw:layer="layout" svg:width="7.366cm" svg:height="3.302cm" svg:x="0.254cm" svg:y="9.798cm">
          <text:p text:style-name="P1"><text:span text:style-name="T20">hwrf.task.HWRFTask</text:span></text:p>
          <text:p text:style-name="P1"><text:span text:style-name="T20">... and its subclasses ...</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7.366cm" svg:height="3.302cm" svg:x="0.254cm" svg:y="14.732cm">
          <text:p text:style-name="P1"><text:span text:style-name="T20">hwrf.namelist.*</text:span></text:p>
          <text:p text:style-name="P1"><text:span text:style-name="T20">and direct conf usage</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5" draw:layer="layout" svg:width="25.199cm" svg:height="3.506cm" svg:x="1.4cm" svg:y="0.837cm" presentation:class="title">
          <draw:text-box>
            <text:p>WRF Configuration</text:p>
          </draw:text-box>
        </draw:frame>
        <draw:frame presentation:style-name="pr4" draw:layer="layout" svg:width="20.38cm" svg:height="15.406cm" svg:x="7.62cm" svg:y="4.914cm" presentation:class="outline" presentation:user-transformed="true">
          <draw:text-box>
            <text:list text:style-name="L2">
              <text:list-item>
                <text:p>Auto-centering. <text:s/>hwrf_expt.py:</text:p>
                <text:p><text:span text:style-name="T28">storm1outer=WRFDomain(conf,'</text:span><text:span text:style-name="T25">storm1outer</text:span><text:span text:style-name="T28">')</text:span></text:p>
                <text:p><text:span text:style-name="T24">storm1inner=WRFDomain(conf,'</text:span><text:span text:style-name="T25">storm1inner</text:span><text:span text:style-name="T24">')</text:span></text:p>
              </text:list-item>
              <text:list-item>
                <text:p><text:span text:style-name="T29">From hwrf.conf:</text:span></text:p>
                <text:p text:style-name="P3"><text:span text:style-name="T25">[storm1outer]</text:span></text:p>
                <text:p text:style-name="P3"><text:span text:style-name="T30">nx</text:span><text:span text:style-name="T28"> = </text:span><text:span text:style-name="T31">142</text:span></text:p>
                <text:p text:style-name="P3"><text:span text:style-name="T30">ny</text:span><text:span text:style-name="T28"> = </text:span><text:span text:style-name="T31">274</text:span></text:p>
                <text:p text:style-name="P3"><text:span text:style-name="T28">...</text:span></text:p>
                <text:p text:style-name="P3"><text:span text:style-name="T30">start</text:span><text:span text:style-name="T28"> = </text:span><text:span text:style-name="T31">auto</text:span><text:span text:style-name="T28"> </text:span><text:span text:style-name="T32">;; Center on storm or wrfanl</text:span></text:p>
                <text:p text:style-name="P3"><text:span text:style-name="T24"/></text:p>
                <text:p text:style-name="P3"><text:span text:style-name="T25">[storm1inner]</text:span></text:p>
                <text:p text:style-name="P3"><text:span text:style-name="T26">nx</text:span><text:span text:style-name="T24"> = </text:span><text:span text:style-name="T27">265</text:span></text:p>
                <text:p text:style-name="P3"><text:span text:style-name="T26">ny</text:span><text:span text:style-name="T24"> = </text:span><text:span text:style-name="T27">472</text:span></text:p>
                <text:p text:style-name="P3"><text:span text:style-name="T24">...</text:span></text:p>
                <text:p text:style-name="P3"><text:span text:style-name="T26">start</text:span><text:span text:style-name="T24"> = </text:span><text:span text:style-name="T27">centered</text:span><text:span text:style-name="T24"> </text:span><text:span text:style-name="T33">;; Center on parent or wrfanl</text:span></text:p>
                <text:p text:style-name="P3"><text:span text:style-name="T24"/></text:p>
              </text:list-item>
            </text:list>
          </draw:text-box>
        </draw:frame>
        <draw:custom-shape draw:style-name="gr2" draw:text-style-name="P1" draw:layer="layout" svg:width="1.624cm" svg:height="1.778cm" draw:transform="rotate (-1.5707963267949) translate (4.826cm 13.1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4" draw:layer="layout" svg:width="7.366cm" svg:height="3.302cm" svg:x="0.254cm" svg:y="4.78cm">
          <text:p text:style-name="P1"><text:span text:style-name="T20">hwrf.launcher.</text:span></text:p>
          <text:p text:style-name="P1"><text:span text:style-name="T20">HWRFLauncher</text:span></text:p>
          <text:p text:style-name="P1"><text:span text:style-name="T20"/></text:p>
          <text:p text:style-name="P1"><text:span text:style-name="T20">hwrf.config.HWRFConfig</text:span></text:p>
          <draw:enhanced-geometry svg:viewBox="0 0 21600 21600" draw:glue-points="10800 0 0 10800 10800 21600 21600 10800" draw:type="flowchart-process" draw:enhanced-path="M 0 0 L 21600 0 21600 21600 0 21600 0 0 Z N"/>
        </draw:custom-shape>
        <draw:custom-shape draw:style-name="gr10" draw:text-style-name="P4" draw:layer="layout" svg:width="7.366cm" svg:height="3.302cm" svg:x="0.254cm" svg:y="9.798cm">
          <text:p text:style-name="P1"><text:span text:style-name="T20">hwrf.task.HWRFTask</text:span></text:p>
          <text:p text:style-name="P1"><text:span text:style-name="T20">... and its subclasses ...</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624cm" svg:height="1.778cm" draw:transform="rotate (-1.5707963267949) translate (4.826cm 8.128cm)">
          <text:p/>
          <draw:enhanced-geometry svg:viewBox="0 0 21600 21600" draw:mirror-horizontal="false" draw:mirror-vertical="false" draw:text-areas="0 ?f0 ?f5 ?f2" draw:type="right-arrow" draw:modifiers="10368 5791.568296795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7.366cm" svg:height="3.302cm" svg:x="0.254cm" svg:y="14.732cm">
          <text:p text:style-name="P1"><text:span text:style-name="T20">hwrf.namelist.*</text:span></text:p>
          <text:p text:style-name="P1"><text:span text:style-name="T20">and direct conf usage</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32">
        <draw:frame presentation:style-name="pr1" draw:text-style-name="P7" draw:layer="layout" svg:width="25.199cm" svg:height="16.255cm" svg:x="1.4cm" svg:y="2.537cm" presentation:class="subtitle" presentation:user-transformed="true">
          <draw:text-box>
            <text:p><text:span text:style-name="T34">?</text:span></text:p>
          </draw:text-box>
        </draw:frame>
        <presentation:notes draw:style-name="dp2">
          <draw:page-thumbnail draw:style-name="gr1" draw:layer="layout" svg:width="13.968cm" svg:height="10.476cm" svg:x="3.81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Arial Black" svg:font-family="'Arial Black'" style:font-pitch="variable"/>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muel Trahan</meta:initial-creator>
    <meta:creation-date>2015-11-12T09:39:52.872763803</meta:creation-date>
    <dc:date>2015-11-19T09:29:53.059883529</dc:date>
    <meta:editing-duration>PT3H46M56S</meta:editing-duration>
    <meta:editing-cycles>15</meta:editing-cycles>
    <meta:generator>LibreOffice/4.2.8.2$Linux_X86_64 LibreOffice_project/420m0$Build-2</meta:generator>
    <meta:document-statistic meta:object-count="348"/>
  </office:meta>
</office:document-meta>
</file>